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end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3" style:parent-style-name="Обычный" style:family="paragraph">
      <style:paragraph-properties fo:text-align="end"/>
      <style:text-properties fo:language="en" fo:country="US"/>
    </style:style>
    <style:style style:name="P54" style:parent-style-name="Обычный" style:family="paragraph">
      <style:text-properties fo:font-weight="bold" style:font-weight-asian="bold" style:font-weight-complex="bold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8" style:parent-style-name="Обычный" style:family="paragraph">
      <style:paragraph-properties fo:text-align="end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0" style:parent-style-name="Обычный" style:family="paragraph">
      <style:paragraph-properties fo:text-align="end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2" style:parent-style-name="Обычный" style:family="paragraph">
      <style:paragraph-properties fo:text-align="end"/>
      <style:text-properties fo:language="en" fo:country="US"/>
    </style:style>
    <style:style style:name="P63" style:parent-style-name="Обычный" style:family="paragraph">
      <style:paragraph-properties fo:text-align="end"/>
      <style:text-properties fo:language="en" fo:country="US"/>
    </style:style>
    <style:style style:name="P64" style:parent-style-name="Обычный" style:family="paragraph">
      <style:paragraph-properties fo:text-align="end"/>
    </style:style>
    <style:style style:name="P65" style:parent-style-name="Обычный" style:family="paragraph">
      <style:paragraph-properties fo:text-align="center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8" style:parent-style-name="Обычный" style:family="paragraph">
      <style:paragraph-properties fo:text-align="end"/>
    </style:style>
    <style:style style:name="P69" style:parent-style-name="Обычный" style:family="paragraph">
      <style:paragraph-properties fo:text-align="end"/>
    </style:style>
    <style:style style:name="P70" style:parent-style-name="Обычный" style:family="paragraph">
      <style:paragraph-properties fo:text-align="end"/>
    </style:style>
    <style:style style:name="P71" style:parent-style-name="Обычный" style:family="paragraph">
      <style:paragraph-properties fo:text-align="end"/>
    </style:style>
    <style:style style:name="P72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3" style:parent-style-name="Обычный" style:family="paragraph">
      <style:paragraph-properties fo:text-align="end"/>
    </style:style>
    <style:style style:name="P74" style:parent-style-name="Обычный" style:family="paragraph">
      <style:paragraph-properties fo:text-align="end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9" style:parent-style-name="Обычный" style:family="paragraph">
      <style:paragraph-properties fo:background-color="#000000"/>
    </style:style>
    <style:style style:name="T8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1" style:parent-style-name="Основнойшрифтабзаца" style:family="text">
      <style:text-properties fo:font-size="15pt" style:font-size-asian="15pt" style:font-size-complex="15pt"/>
    </style:style>
    <style:style style:name="T8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3" style:parent-style-name="Основнойшрифтабзаца" style:family="text">
      <style:text-properties fo:font-size="15pt" style:font-size-asian="15pt" style:font-size-complex="15pt"/>
    </style:style>
    <style:style style:name="T8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size="15pt" style:font-size-asian="15pt" style:font-size-complex="15pt"/>
    </style:style>
    <style:style style:name="T9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93" style:parent-style-name="Обычный" style:family="paragraph">
      <style:text-properties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0" style:parent-style-name="Обычный" style:family="paragraph">
      <style:text-properties fo:font-size="15pt" style:font-size-asian="15pt" style:font-size-complex="15pt" fo:language="en" fo:country="US"/>
    </style:style>
    <style:style style:name="P101" style:parent-style-name="Обычный" style:family="paragraph">
      <style:text-properties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size="15pt" style:font-size-asian="15pt" style:font-size-complex="15pt"/>
    </style:style>
    <style:style style:name="T10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size="15pt" style:font-size-asian="15pt" style:font-size-complex="15pt"/>
    </style:style>
    <style:style style:name="T10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06" style:parent-style-name="Обычный" style:family="paragraph">
      <style:text-properties fo:font-size="15pt" style:font-size-asian="15pt" style:font-size-complex="15pt" fo:language="en" fo:country="US"/>
    </style:style>
    <style:style style:name="P107" style:parent-style-name="Обычный" style:family="paragraph">
      <style:text-properties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09" style:parent-style-name="Обычный" style:family="paragraph">
      <style:text-properties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1" style:parent-style-name="Основнойшрифтабзаца" style:family="text">
      <style:text-properties fo:font-size="15pt" style:font-size-asian="15pt" style:font-size-complex="15pt"/>
    </style:style>
    <style:style style:name="T112" style:parent-style-name="Основнойшрифтабзаца" style:family="text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/>
    </style:style>
    <style:style style:name="P114" style:parent-style-name="Обычный" style:family="paragraph">
      <style:text-properties fo:font-size="15pt" style:font-size-asian="15pt" style:font-size-complex="15pt"/>
    </style:style>
    <style:style style:name="P115" style:parent-style-name="Обычный" style:family="paragraph">
      <style:text-properties fo:font-size="15pt" style:font-size-asian="15pt" style:font-size-complex="15pt"/>
    </style:style>
    <style:style style:name="P116" style:parent-style-name="Обычный" style:family="paragraph">
      <style:text-properties fo:font-size="15pt" style:font-size-asian="15pt" style:font-size-complex="15pt"/>
    </style:style>
    <style:style style:name="P117" style:parent-style-name="Обычный" style:family="paragraph">
      <style:text-properties fo:font-size="15pt" style:font-size-asian="15pt" style:font-size-complex="15pt"/>
    </style:style>
    <style:style style:name="P118" style:parent-style-name="Обычный" style:family="paragraph">
      <style:text-properties fo:font-size="15pt" style:font-size-asian="15pt" style:font-size-complex="15pt"/>
    </style:style>
    <style:style style:name="P119" style:parent-style-name="Обычный" style:family="paragraph">
      <style:text-properties fo:font-size="15pt" style:font-size-asian="15pt" style:font-size-complex="15pt"/>
    </style:style>
    <style:style style:name="P120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. Если оно является положительным, то прибавить к нему 1; в противном случае вычесть из него 2. Вывести полученное число.</text:p>
      <text:p text:style-name="Обычный"><text:span text:style-name="T23">Тип алгоритма:</text:span><text:span text:style-name="T24"><text:s/>линейный.</text:span></text:p>
      <text:p text:style-name="P25">Блок-схема алгоритма:</text:p>
      <text:p text:style-name="P26"/>
      <text:p text:style-name="P27"/>
      <text:p text:style-name="P28"><text:bookmark-start text:name="_Hlk180321472"/></text:p>
      <text:p text:style-name="P29"/>
      <text:p text:style-name="P30"><draw:custom-shape svg:x="2.21806in" svg:y="-0.26042in" svg:width="2.05903in" svg:height="0.78681in" draw:z-index="25166233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1">Начало</text:span></text:p>
      <text:p text:style-name="P32"/>
      <text:p text:style-name="Обычный"><draw:connector draw:type="line" svg:x1="3.25556in" svg:y1="0.04514in" svg:x2="3.24653in" svg:y2="0.47153in" draw:z-index="251663360" draw:id="id1" draw:style-name="a1" draw:name="Линия 7" text:anchor-type="paragraph"><svg:title/><svg:desc/></draw:connector></text:p>
      <text:p text:style-name="P33"/>
      <text:p text:style-name="P34"><draw:custom-shape svg:x="0in" svg:y="0.01181in" svg:width="1.93264in" svg:height="0.32292in" draw:z-index="25166028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5">Ввод x</text:span></text:p>
      <text:p text:style-name="Обычный"><text:bookmark-end text:name="_Hlk180321472"/><draw:connector draw:type="line" svg:x1="0in" svg:y1="0.10139in" svg:x2="0in" svg:y2="0.54931in" draw:z-index="251661312" draw:id="id3" draw:style-name="a3" draw:name="Линия 6" text:anchor-type="paragraph"><svg:title/><svg:desc/></draw:connector></text:p>
      <text:p text:style-name="P36"/>
      <text:p text:style-name="Обычный"><draw:custom-shape svg:x="0in" svg:y="0.07708in" svg:width="3.45903in" svg:height="0.5625in" draw:z-index="251659264" draw:id="id4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7"><text:span text:style-name="T38"><draw:connector draw:type="line" svg:x1="1.52639in" svg:y1="0.01597in" svg:x2="0.38125in" svg:y2="0.53611in" draw:z-index="251664384" draw:id="id5" draw:style-name="a5" draw:name="Прямая соединительная линия 1" text:anchor-type="paragraph"><svg:title/><svg:desc/></draw:connector></text:span><text:span text:style-name="T39">x</text:span><text:span text:style-name="T40"><text:s/>=<text:s/></text:span><text:span text:style-name="T41">int</text:span><text:span text:style-name="T42">(</text:span><text:span text:style-name="T43">input</text:span><text:span text:style-name="T44">(«Введите число:»))</text:span></text:p>
      <text:p text:style-name="Обычный"><draw:custom-shape svg:x="-0.42083in" svg:y="0.23472in" svg:width="1.33264in" svg:height="0.69792in" draw:z-index="251665408" draw:id="id6" draw:style-name="a6" draw:name="Блок-схема: решение 2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45"><text:span text:style-name="T46"><draw:custom-shape svg:x="2.74444in" svg:y="0.03194in" svg:width="1.30139in" svg:height="0.625in" draw:z-index="251667456" draw:id="id7" draw:style-name="a7" draw:name="Блок-схема: решение 4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Обычный"><text:span text:style-name="T47"><draw:connector draw:type="line" svg:x1="5.84652in" svg:y1="0.11806in" svg:x2="5.79722in" svg:y2="0.8257in" draw:z-index="251674624" draw:id="id8" draw:style-name="a8" draw:name="Прямая соединительная линия 5" text:anchor-type="paragraph"><svg:title/><svg:desc/></draw:connector></text:span><text:span text:style-name="T48"><draw:connector draw:type="line" svg:x1="4.02708in" svg:y1="0.15903in" svg:x2="5.8493in" svg:y2="0.11042in" draw:z-index="251672576" draw:id="id9" draw:style-name="a9" draw:name="Прямая соединительная линия 3" text:anchor-type="paragraph"><svg:title/><svg:desc/></draw:connector></text:span><text:span text:style-name="T49"><draw:connector draw:type="line" svg:x1="0.92292in" svg:y1="0.20902in" svg:x2="2.74445in" svg:y2="0.15972in" draw:z-index="251666432" draw:id="id10" draw:style-name="a10" draw:name="Прямая соединительная линия 3" text:anchor-type="paragraph"><svg:title/><svg:desc/></draw:connector></text:span><text:span text:style-name="T50">X &lt; 0</text:span><text:span text:style-name="T51"><text:s text:c="52"/></text:span><text:span text:style-name="T52">X &gt; 0</text:span></text:p>
      <text:p text:style-name="P53"/>
      <text:p text:style-name="Обычный"><draw:connector draw:type="line" svg:x1="3.40139in" svg:y1="0.00972in" svg:x2="3.38125in" svg:y2="0.41597in" draw:z-index="251670528" draw:id="id11" draw:style-name="a11" draw:name="Прямая соединительная линия 5" text:anchor-type="paragraph"><svg:title/><svg:desc/></draw:connector><draw:connector draw:type="line" svg:x1="0.25556in" svg:y1="0.07014in" svg:x2="0.23542in" svg:y2="0.47639in" draw:z-index="251668480" draw:id="id12" draw:style-name="a12" draw:name="Прямая соединительная линия 5" text:anchor-type="paragraph"><svg:title/><svg:desc/></draw:connector></text:p>
      <text:p text:style-name="P54"><text:s text:c="8"/>YES<text:s/><text:s text:c="66"/>YES <text:s text:c="50"/>NO</text:p>
      <text:p text:style-name="Обычный"><draw:custom-shape svg:x="4.89167in" svg:y="0.01181in" svg:width="1.69792in" svg:height="0.5625in" draw:z-index="251680768" draw:id="id13" draw:style-name="a13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03264in" svg:width="1.35417in" svg:height="0.5625in" draw:z-index="251678720" draw:id="id14" draw:style-name="a1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14931in" svg:y="0.07431in" svg:width="1.35417in" svg:height="0.5625in" draw:z-index="251676672" draw:id="id15" draw:style-name="a15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55">print( x + 1) <text:s text:c="31"/>print( x – 2) <text:s text:c="22"/>print(“</text:span><text:span text:style-name="T56">Число</text:span><text:span text:style-name="T57">0”)<text:s/></text:span></text:p>
      <text:p text:style-name="P58"><draw:connector draw:type="line" svg:x1="3.35625in" svg:y1="0.14305in" svg:x2="3.30764in" svg:y2="0.90347in" draw:z-index="251684864" draw:id="id16" draw:style-name="a16" draw:name="Прямая соединительная линия 5" text:anchor-type="paragraph"><svg:title/><svg:desc/></draw:connector><text:span text:style-name="T59"><draw:connector draw:type="line" svg:x1="3.87083in" svg:y1="1.08264in" svg:x2="5.80763in" svg:y2="0.14306in" draw:z-index="251686912" draw:id="id17" draw:style-name="a17" draw:name="Прямая соединительная линия 3" text:anchor-type="paragraph"><svg:title/><svg:desc/></draw:connector></text:span></text:p>
      <text:p text:style-name="P60"><text:span text:style-name="T61"><draw:connector draw:type="line" svg:x1="0.23542in" svg:y1="0.03472in" svg:x2="2.65139in" svg:y2="0.87847in" draw:z-index="251682816" draw:id="id18" draw:style-name="a18" draw:name="Прямая соединительная линия 3" text:anchor-type="paragraph"><svg:title/><svg:desc/></draw:connector></text:span></text:p>
      <text:p text:style-name="P62"/>
      <text:p text:style-name="P63"/>
      <text:p text:style-name="P64"><draw:custom-shape svg:x="2.67292in" svg:y="0.09514in" svg:width="1.20764in" svg:height="0.40625in" draw:z-index="251688960" draw:id="id19" draw:style-name="a19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65"><text:span text:style-name="T66">Вывод<text:s/></text:span><text:span text:style-name="T67">x</text:span></text:p>
      <text:p text:style-name="P68"><draw:connector draw:type="line" svg:x1="3.29792in" svg:y1="0.08056in" svg:x2="3.34653in" svg:y2="0.6007in" draw:z-index="251691008" draw:id="id20" draw:style-name="a20" draw:name="Линия 6" text:anchor-type="paragraph"><svg:title/><svg:desc/></draw:connector></text:p>
      <text:p text:style-name="P69"/>
      <text:p text:style-name="P70"/>
      <text:p text:style-name="P71"><draw:custom-shape svg:x="2.61042in" svg:y="0.00556in" svg:width="1.33264in" svg:height="0.60417in" draw:z-index="251693056" draw:id="id21" draw:style-name="a21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2">Конец</text:p>
      <text:p text:style-name="P73"/>
      <text:p text:style-name="P74">Студент группы ИС-27 Поповян А.Д.</text:p>
      <text:p text:style-name="Обычный"><text:span text:style-name="T75">Текст</text:span><text:span text:style-name="T76"><text:s/></text:span><text:span text:style-name="T77">программы</text:span><text:span text:style-name="T78">:</text:span></text:p>
      <text:p text:style-name="P79"><text:span text:style-name="T80">x = int(input("</text:span><text:span text:style-name="T81">Введите</text:span><text:span text:style-name="T82"><text:s/></text:span><text:span text:style-name="T83">число</text:span><text:span text:style-name="T84">: "))</text:span><text:span text:style-name="T85"><text:line-break/></text:span><text:span text:style-name="T86">if x &lt; 0: print(x + 1)</text:span><text:span text:style-name="T87"><text:line-break/></text:span><text:span text:style-name="T88">if x &gt; 0: print(x - 2)</text:span><text:span text:style-name="T89"><text:line-break/></text:span><text:span text:style-name="T90">if x == 0: print("</text:span><text:span text:style-name="T91">Число</text:span><text:span text:style-name="T92"><text:s/>0")</text:span></text:p>
      <text:p text:style-name="P93"/>
      <text:p text:style-name="Обычный"><text:span text:style-name="T94">Протокол</text:span><text:span text:style-name="T95"><text:s/></text:span><text:span text:style-name="T96">работы</text:span><text:span text:style-name="T97"><text:s/></text:span><text:span text:style-name="T98">программы</text:span><text:span text:style-name="T99">:</text:span></text:p>
      <text:p text:style-name="P100">1)</text:p>
      <text:p text:style-name="P101">C:\Users\Admin\AppData\Local\Programs\Python\Python312\python.exe C:\Users\Admin\PopovyanPr\Pz_3\Pz_3_2.py<text:s/></text:p>
      <text:p text:style-name="Обычный"><text:span text:style-name="T102">Введите</text:span><text:span text:style-name="T103"><text:s/></text:span><text:span text:style-name="T104">число</text:span><text:span text:style-name="T105">: 4213</text:span></text:p>
      <text:p text:style-name="P106">4211</text:p>
      <text:p text:style-name="P107"/>
      <text:p text:style-name="Обычный"><text:span text:style-name="T108">Process finished with exit code 0</text:span></text:p>
      <text:p text:style-name="P109"/>
      <text:p text:style-name="Обычный"><text:span text:style-name="T110">Вывод:<text:s/></text:span><text:span text:style-name="T111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 if. Выполнены разработка кода, отладка, тестирование, оптимизация<text:s/></text:span></text:p>
      <text:p text:style-name="Обычный"><text:span text:style-name="T112">программного кода. Готовые программные коды выложены на GitHub.</text:span></text:p>
      <text:p text:style-name="P113"/>
      <text:p text:style-name="P114"><text:s text:c="12"/></text:p>
      <text:p text:style-name="P115"/>
      <text:p text:style-name="P116"/>
      <text:p text:style-name="P117"/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2T07:58:00Z</dc:date>
    <meta:template xlink:href="Normal" xlink:type="simple"/>
    <meta:editing-cycles>19</meta:editing-cycles>
    <meta:editing-duration>PT468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37" meta:character-count="1591" meta:row-count="11" meta:non-whitespace-character-count="1357"/>
  </office:meta>
</office:document-meta>
</file>